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4000000CB1C3306B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opacity="75%" draw:textarea-vertical-align="middle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0.883cm" fo:min-width="1.407cm"/>
    </style:style>
    <style:style style:name="gr3" style:family="graphic" style:parent-style-name="standard">
      <style:graphic-properties svg:stroke-color="#729fcf" draw:fill="solid" draw:opacity="75%" draw:textarea-horizontal-align="justify" draw:textarea-vertical-align="middle" draw:auto-grow-height="false" fo:min-height="0.883cm" fo:min-width="1.407cm" draw:shadow-opacity="75%"/>
    </style:style>
    <style:style style:name="gr4" style:family="graphic" style:parent-style-name="standard">
      <style:graphic-properties svg:stroke-color="#729fcf" draw:fill="solid" draw:opacity="75%" draw:textarea-horizontal-align="justify" draw:textarea-vertical-align="middle" draw:auto-grow-height="false" fo:min-height="0.248cm" fo:min-width="1.152cm" draw:shadow-opacity="75%"/>
    </style:style>
    <style:style style:name="gr5" style:family="graphic" style:parent-style-name="standard">
      <style:graphic-properties svg:stroke-color="#729fcf" draw:fill-color="#ffffff" draw:textarea-horizontal-align="justify" draw:textarea-vertical-align="middle" draw:auto-grow-height="false" fo:min-height="0.154cm" fo:min-width="0.115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729fcf" draw:fill-color="#ffffff" draw:opacity="50%" draw:textarea-horizontal-align="justify" draw:textarea-vertical-align="middle" draw:auto-grow-height="false" fo:min-height="0.104cm" fo:min-width="0.026cm" draw:shadow-opacity="50%"/>
    </style:style>
    <style:style style:name="gr8" style:family="graphic" style:parent-style-name="standard">
      <style:graphic-properties svg:stroke-color="#729fcf" draw:fill="solid" draw:fill-color="#ffffff" draw:opacity="50%" draw:textarea-horizontal-align="justify" draw:textarea-vertical-align="middle" draw:auto-grow-height="false" fo:min-height="0.104cm" fo:min-width="0.026cm" draw:shadow-opacity="50%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883cm" fo:min-width="0.862cm"/>
    </style:style>
    <style:style style:name="gr10" style:family="graphic" style:parent-style-name="standard">
      <style:graphic-properties svg:stroke-color="#729fcf" draw:fill="solid" draw:opacity="75%" draw:textarea-horizontal-align="justify" draw:textarea-vertical-align="middle" draw:auto-grow-height="false" fo:min-height="0.695cm" fo:min-width="0.636cm" draw:shadow-opacity="75%"/>
    </style:style>
    <style:style style:name="gr11" style:family="graphic" style:parent-style-name="objectwithoutfill">
      <style:graphic-properties svg:stroke-color="#729fcf" draw:fill="solid" draw:opacity="75%" draw:textarea-vertical-align="middle" draw:shadow-opacity="75%"/>
    </style:style>
    <style:style style:name="gr12" style:family="graphic" style:parent-style-name="standard">
      <style:graphic-properties svg:stroke-color="#729fcf" draw:fill-color="#ffffff" draw:textarea-horizontal-align="justify" draw:textarea-vertical-align="middle" draw:auto-grow-height="false" fo:min-height="0cm" fo:min-width="0.115cm"/>
    </style:style>
    <style:style style:name="gr13" style:family="graphic" style:parent-style-name="standard">
      <style:graphic-properties svg:stroke-color="#729fcf" draw:fill="solid" draw:fill-color="#ffffff" draw:opacity="50%" draw:textarea-horizontal-align="justify" draw:textarea-vertical-align="middle" draw:auto-grow-height="false" fo:min-height="0cm" fo:min-width="0cm" draw:shadow-opacity="50%"/>
    </style:style>
    <style:style style:name="gr14" style:family="graphic" style:parent-style-name="standard">
      <style:graphic-properties svg:stroke-color="#729fcf" draw:fill="solid" draw:fill-color="#ffffff" draw:opacity="50%" draw:textarea-horizontal-align="justify" draw:textarea-vertical-align="middle" draw:auto-grow-height="false" fo:min-height="0.004cm" fo:min-width="0cm" draw:shadow-opacity="50%"/>
    </style:style>
    <style:style style:name="P1" style:family="paragraph">
      <loext:graphic-properties draw:fill="solid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loext:graphic-properties draw:fill="solid" draw:fill-color="#ffff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88cm" svg:height="5.37cm" svg:x="5.438cm" svg:y="11.205cm">
          <draw:image xlink:href="Pictures/1000000000000194000000CB1C3306B0.jpg" xlink:type="simple" xlink:show="embed" xlink:actuate="onLoad">
            <text:p/>
          </draw:image>
        </draw:frame>
        <draw:custom-shape draw:style-name="gr2" draw:text-style-name="P2" draw:layer="layout" svg:width="2.775cm" svg:height="1.647cm" draw:transform="rotate (1.5707963267949) translate (11.748cm 15.22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775cm" svg:height="1.647cm" draw:transform="rotate (1.5707963267949) translate (13.394cm 15.221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302cm" svg:height="0.996cm" svg:x="11.738cm" svg:y="11.9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3" draw:layer="layout" svg:width="0.893cm" svg:height="0.588cm" draw:transform="rotate (1.5707963267949) translate (12.23cm 15.00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6" draw:text-style-name="P3" draw:layer="layout" svg:width="0.526cm" svg:height="0.354cm" draw:transform="rotate (1.5707963267949) translate (12.378cm 13.976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0.526cm" svg:height="0.354cm" draw:transform="rotate (1.5707963267949) translate (11.864cm 13.829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0.526cm" svg:height="0.354cm" draw:transform="rotate (1.5707963267949) translate (12.892cm 14.123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3" draw:layer="layout" svg:width="0.526cm" svg:height="0.354cm" draw:transform="rotate (1.5707963267949) translate (12.922cm 14.82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526cm" svg:height="0.354cm" draw:transform="rotate (1.5707963267949) translate (11.805cm 14.505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6" draw:text-style-name="P3" draw:layer="layout" svg:width="0.526cm" svg:height="0.354cm" draw:transform="rotate (1.5707963267949) translate (12.394cm 13.329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0.526cm" svg:height="0.354cm" draw:transform="rotate (1.5707963267949) translate (11.88cm 13.182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0.526cm" svg:height="0.354cm" draw:transform="rotate (1.5707963267949) translate (12.908cm 13.476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0.526cm" svg:height="0.354cm" draw:transform="rotate (1.5707963267949) translate (14.069cm 13.976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3.555cm 14.12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526cm" svg:height="0.354cm" draw:transform="rotate (1.5707963267949) translate (14.583cm 13.829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4" draw:layer="layout" svg:width="0.526cm" svg:height="0.354cm" draw:transform="rotate (1.5707963267949) translate (14.056cm 13.359cm)">
            <text:p/>
  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0.526cm" svg:height="0.354cm" draw:transform="rotate (1.5707963267949) translate (13.542cm 13.506cm)">
            <text:p/>
  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0.526cm" svg:height="0.354cm" draw:transform="rotate (1.5707963267949) translate (14.57cm 13.212cm)">
            <text:p/>
  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0.526cm" svg:height="0.354cm" draw:transform="rotate (1.5707963267949) translate (14.056cm 14.65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26cm" svg:height="0.354cm" draw:transform="rotate (1.5707963267949) translate (13.542cm 14.8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526cm" svg:height="0.354cm" draw:transform="rotate (1.5707963267949) translate (14.57cm 14.506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3905.672052251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.98cm" svg:height="1.647cm" draw:transform="rotate (1.5707963267949) translate (6.735cm 15.121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6847.450782433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98cm" svg:height="1.647cm" draw:transform="rotate (1.5707963267949) translate (8.387cm 15.123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6847.450782433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11" draw:text-style-name="P1" draw:layer="layout" svg:width="1.239cm" svg:height="1.395cm" draw:transform="rotate (2.70438767596521) translate (9.50460059333197cm 14.2921377825948cm)" svg:viewBox="0 0 1240 1396" draw:points="0,1257 1035,1396 1240,0 4,1266">
          <text:p/>
        </draw:polygon>
        <draw:polygon draw:style-name="gr11" draw:text-style-name="P1" draw:layer="layout" svg:width="1.852cm" svg:height="1.708cm" draw:transform="rotate (0.9541715020653) translate (6.734cm 13.136cm)" svg:viewBox="0 0 1853 1709" draw:points="0,0 1331,92 1853,1668 438,1709">
          <text:p/>
        </draw:polygon>
        <draw:custom-shape draw:style-name="gr12" draw:text-style-name="P3" draw:layer="layout" svg:width="0.893cm" svg:height="0.344cm" draw:transform="rotate (1.5707963267949) translate (7.346cm 14.825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092.61744966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526cm" svg:height="0.354cm" draw:transform="rotate (1.5707963267949) translate (7.838cm 14.65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526cm" svg:height="0.354cm" draw:transform="rotate (1.5707963267949) translate (6.84cm 14.267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0.526cm" svg:height="0.354cm" draw:transform="rotate (1.5707963267949) translate (8.702cm 14.574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526cm" svg:height="0.354cm" draw:transform="rotate (1.5707963267949) translate (9.386cm 14.285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0.381cm" svg:height="0.254cm" draw:transform="rotate (1.5707963267949) translate (9.054cm 13.278cm)">
          <text:p/>
          <draw:enhanced-geometry svg:viewBox="0 0 21600 21600" draw:glue-points="?f6 0 10800 ?f8 ?f11 10800 ?f9 21600 10800 ?f10 ?f5 10800" draw:text-areas="?f3 ?f3 ?f4 ?f4" draw:mirror-horizontal="false" draw:mirror-vertical="true" draw:type="parallelogram" draw:modifiers="5082.35294117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4T22:24:57.264000000</dc:date>
    <meta:editing-duration>PT27M51S</meta:editing-duration>
    <meta:editing-cycles>5</meta:editing-cycles>
    <meta:generator>LibreOffice/4.4.4.3$Windows_x86 LibreOffice_project/2c39ebcf046445232b798108aa8a7e7d89552ea8</meta:generator>
    <meta:document-statistic meta:object-count="35"/>
  </office:meta>
</office:document-meta>
</file>